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in" fo:margin-right="0in" fo:text-indent="0in" style:auto-text-indent="false">
        <style:tab-stops/>
      </style:paragraph-properties>
      <style:text-properties fo:language="pl" fo:country="PL"/>
    </style:style>
    <style:style style:name="P8" style:family="paragraph" style:parent-style-name="Wierszyk">
      <style:paragraph-properties fo:margin-left="0.4917in" fo:margin-right="0in" fo:text-indent="0in"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in" fo:margin-right="0in" fo:orphans="2" fo:widows="2" fo:text-indent="0.4925in" style:auto-text-indent="false"/>
      <style:text-properties style:font-name="Calibri1"/>
    </style:style>
    <style:style style:name="P22" style:family="paragraph" style:parent-style-name="Text_20_body" style:master-page-name="">
      <style:paragraph-properties fo:margin-left="0in" fo:margin-right="0in" fo:margin-top="0.0398in" fo:margin-bottom="0.0429in" fo:orphans="2" fo:widows="2" fo:hyphenation-ladder-count="no-limit" fo:text-indent="0.4925in"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0398in" fo:margin-right="0in" fo:margin-top="0.0398in" fo:margin-bottom="0.0429in" fo:orphans="2" fo:widows="2" fo:hyphenation-ladder-count="no-limit" fo:text-indent="0.4925in" style:auto-text-indent="false" style:page-number="auto"/>
      <style:text-properties style:font-name="Calibri1" fo:language="pl" fo:country="PL" fo:hyphenate="false" fo:hyphenation-remain-char-count="0" fo:hyphenation-push-char-count="0"/>
    </style:style>
    <style:style style:name="P24" style:family="paragraph" style:parent-style-name="Überschrift_20_2">
      <style:text-properties fo:language="pl" fo:country="PL"/>
    </style:style>
    <style:style style:name="P25" style:family="paragraph" style:parent-style-name="Überschrift_20_2">
      <style:text-properties style:font-name="Calibri"/>
    </style:style>
    <style:style style:name="P26" style:family="paragraph" style:parent-style-name="Überschrift_20_2">
      <style:text-properties style:font-name="Calibri" fo:language="pl" fo:country="PL"/>
    </style:style>
    <style:style style:name="P27" style:family="paragraph" style:parent-style-name="Heading" style:master-page-name="MP0">
      <style:paragraph-properties style:page-number="auto" fo:break-before="page"/>
      <style:text-properties fo:language="pl" fo:country="PL"/>
    </style:style>
    <style:style style:name="P28" style:family="paragraph" style:parent-style-name="Text_20_body" style:list-style-name="L1">
      <style:text-properties fo:language="pl" fo:country="PL"/>
    </style:style>
    <style:style style:name="P29" style:family="paragraph" style:parent-style-name="Text_20_body" style:list-style-name="L8"/>
    <style:style style:name="P30" style:family="paragraph" style:parent-style-name="Dialog" style:list-style-name="L1"/>
    <style:style style:name="P31" style:family="paragraph" style:parent-style-name="Dialog" style:list-style-name="L1">
      <style:text-properties style:font-name="Calibri1"/>
    </style:style>
    <style:style style:name="P32" style:family="paragraph" style:parent-style-name="Dialog" style:list-style-name="L4">
      <style:text-properties style:font-name="Calibri1"/>
    </style:style>
    <style:style style:name="P33" style:family="paragraph" style:parent-style-name="Dialog" style:list-style-name="L5">
      <style:text-properties style:font-name="Calibri1" fo:background-color="transparent"/>
    </style:style>
    <style:style style:name="P34" style:family="paragraph" style:parent-style-name="Dialog" style:list-style-name="L6">
      <style:text-properties style:font-name="Calibri1"/>
    </style:style>
    <style:style style:name="P35" style:family="paragraph" style:parent-style-name="Dialog" style:list-style-name="L8">
      <style:text-properties style:font-name="Calibri1"/>
    </style:style>
    <style:style style:name="P36" style:family="paragraph" style:parent-style-name="Dialog" style:list-style-name="L9">
      <style:text-properties style:font-name="Calibri1"/>
    </style:style>
    <style:style style:name="P37" style:family="paragraph" style:parent-style-name="Dialog" style:list-style-name="L1">
      <style:text-properties style:font-name="Calibri"/>
    </style:style>
    <style:style style:name="P38" style:family="paragraph" style:parent-style-name="Dialog" style:list-style-name="L7">
      <style:text-properties style:font-name="Calibri"/>
    </style:style>
    <style:style style:name="P39" style:family="paragraph" style:parent-style-name="Dialog" style:list-style-name="L2">
      <style:text-properties fo:language="pl" fo:country="PL"/>
    </style:style>
    <style:style style:name="P40" style:family="paragraph" style:parent-style-name="Dialog" style:list-style-name="L2">
      <style:paragraph-properties fo:text-align="start" style:justify-single-word="false"/>
      <style:text-properties fo:language="pl" fo:country="PL"/>
    </style:style>
    <style:style style:name="P41" style:family="paragraph" style:parent-style-name="Dialog" style:list-style-name="L3">
      <style:paragraph-properties fo:orphans="2" fo:widows="2"/>
      <style:text-properties fo:language="pl" fo:country="PL"/>
    </style:style>
    <style:style style:name="P42" style:family="paragraph" style:parent-style-name="Dialog" style:list-style-name="L5">
      <style:text-properties fo:background-color="transparent"/>
    </style:style>
    <style:style style:name="P43" style:family="paragraph" style:parent-style-name="Dialog" style:list-style-name="L7"/>
    <style:style style:name="P44" style:family="paragraph" style:parent-style-name="Dialog" style:list-style-name="L8"/>
    <style:style style:name="P45" style:family="paragraph" style:parent-style-name="Dialog" style:list-style-name="L10"/>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ynastia Sobieskich – tom II, „Pola Chwały”</text:p>
      <text:h text:style-name="P24"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24"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777436776647419943" text:style-name="L1">
        <text:list-item>
          <text:p text:style-name="P30"><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30"><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30"><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30"><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30"><text:span text:style-name="T10">Tak, ale dalej na wsch</text:span><text:span text:style-name="T5">ó</text:span><text:span text:style-name="T10">d od Lwowa miejsc bezpiecznych nie ma.</text:span></text:p>
        </text:list-item>
        <text:list-item>
          <text:p text:style-name="P30"><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30"><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30"><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30"><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30"><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30"><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31">Właśnie, po ostatnich tatarskich oblężeniach, co i nawet okupować się musieli, za króla poprzedniego – wtrącił wojewoda.</text:p>
        </text:list-item>
        <text:list-item>
          <text:p text:style-name="P30"><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30"><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30"><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4373600" text:continue-numbering="true" text:style-name="L1">
        <text:list-item>
          <text:p text:style-name="P37">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7">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28"/>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nopola, po spodziewanym wreszcie po kampanii pokoju, interesują się. Postanowił zatem być bliżej wydarzeń i za królem polskim pojechać.</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niedawno zmar</text:span><text:span text:style-name="T6">ł</text:span><text:span text:style-name="T11">ego </text:span><text:span text:style-name="T2">pana Czarneckiego</text:span><text:span text:style-name="T2">,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text:span><text:soft-page-break/><text:span text:style-name="T2">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26"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list xml:id="list1341209682511972069" text:style-name="L2">
        <text:list-item>
          <text:p text:style-name="P39">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list-item>
        <text:list-item>
          <text:p text:style-name="P40">W wojnie ze Szwedem poprzedniej – doda<text:span text:style-name="T5">ł</text:span><text:span text:style-name="T10"> hetman – Cesarz jako sojusznik wierny si</text:span><text:span text:style-name="T5">ę</text:span><text:span text:style-name="T10"> sprawdzi</text:span><text:span text:style-name="T5">ł</text:span><text:span text:style-name="T10">. Godzi si</text:span><text:span text:style-name="T5">ę</text:span><text:span text:style-name="T10"> wi</text:span><text:span text:style-name="T5">ę</text:span><text:span text:style-name="T10">c, </text:span><text:span text:style-name="T5">ż</text:span><text:span text:style-name="T10">e w aktualnej potrzebie z Turkiem Korona ci</text:span><text:span text:style-name="T5">ęż</text:span><text:span text:style-name="T10">ar walk na si</text:span><text:span text:style-name="T5">ę</text:span><text:span text:style-name="T10"> bierze. <text:s/>A </text:span><text:span text:style-name="T5">ż</text:span><text:span text:style-name="T10">e w wojnie takiej, w</text:span><text:span text:style-name="T5">ó</text:span><text:span text:style-name="T10">dz wielki na tyrana wyrosn</text:span><text:span text:style-name="T5">ąć może i wyrasta, to rzecz pewna. Tym lepiej zatem, że Cesarz i obronę praw naszych, naszej wolności złotej, na siebie weźmie. My nic na tym nie stracim, nic nawet przedsięwziąć nie musim. Stamtąd, z serca Chrześcijaństwa, nasze prawa płyną, i decyzje wszelkie, i odpowiedzialność tam niech spoczywa.</text:span></text:p>
        </text:list-item>
      </text:list>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text:soft-page-break/>-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text:span><text:soft-page-break/><text:span text:style-name="T2">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ext:soft-page-break/>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26"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text:soft-page-break/></text:p>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text:soft-page-break/>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5" text:outline-level="2">Rozdział V</text:h>
      <text:p text:style-name="P10">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text:soft-page-break/>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text:soft-page-break/>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923123561943699018" text:style-name="L3">
        <text:list-header>
          <text:p text:style-name="P41"><text:soft-page-break/>-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349255149023636617" text:style-name="L4">
        <text:list-header>
          <text:p text:style-name="P32"><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text:soft-page-break/>-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2382541927249348991" text:style-name="L5">
        <text:list-header>
          <text:p text:style-name="P42">-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33">- A co z tymi tutaj?</text:p>
          <text:p text:style-name="P33"><text:soft-page-break/>-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text:soft-page-break/>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text:soft-page-break/>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oft-page-break/><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68908120957895600" text:style-name="L6">
        <text:list-item>
          <text:p text:style-name="P34">Ten atak na naszej prawej powstrzymać trzeba! Inaczej odetną środek!</text:p>
        </text:list-item>
        <text:list-item>
          <text:p text:style-name="P34">Nie mamy już czym ich powstrzymać!</text:p>
        </text:list-item>
        <text:list-item>
          <text:p text:style-name="P34">Tatarzy kontratakować muszą! Gdzie Selim?</text:p>
        </text:list-item>
        <text:list-item>
          <text:p text:style-name="P34">Tatarzy już uszli za Dniestr, powstrzymać zaś giaurów jedynie Żwaniec i nasz wczorajszy obóz może.</text:p>
        </text:list-item>
        <text:list-item>
          <text:p text:style-name="P34">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1273222458947017213" text:style-name="L7">
        <text:list-item>
          <text:p text:style-name="P43">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43">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43"><text:soft-page-break/><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43"><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43"><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8">Bez Podola szlachta pokoju nie zechce...</text:p>
        </text:list-item>
        <text:list-item>
          <text:p text:style-name="P43"><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43"><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43"><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8">Handel przez Dzikie Pola?</text:p>
        </text:list-item>
        <text:list-item>
          <text:p text:style-name="P43"><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6558166604776897904" text:style-name="L8">
        <text:list-item>
          <text:p text:style-name="P44"><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29"><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44"><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44"><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5">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text:span><text:soft-page-break/><text:span text:style-name="T5">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2222948462083845799" text:style-name="L9">
        <text:list-item>
          <text:p text:style-name="P36">a co tam, mości strażniku?</text:p>
        </text:list-item>
        <text:list-item>
          <text:p text:style-name="P36">Poseł rosyjski do Waszej Miłości przystępu żądał, czego mu straże za rozkazem Waszym odmówili. Tedy poseł awanturować się począł, że przecie rozmowy z Turkiem też jego cara dotyczą, aż po gębie nie dostał.</text:p>
        </text:list-item>
        <text:list-item>
          <text:p text:style-name="P36">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1421040295751668123" text:style-name="L10">
        <text:list-item>
          <text:p text:style-name="P45"><text:soft-page-break/>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 Cz</text:span><text:span text:style-name="T5">ęś</text:span><text:span text:style-name="T5">ci</text:span><text:span text:style-name="T5">ą</text:span><text:span text:style-name="T5"> wsparcia tego handel mia</text:span><text:span text:style-name="T5">ł</text:span><text:span text:style-name="T5"> by</text:span><text:span text:style-name="T5">ć</text:span><text:span text:style-name="T5">, kt</text:span><text:span text:style-name="T5">ó</text:span><text:span text:style-name="T5">ry przez Dniestr i Morze Czarne mi</text:span><text:span text:style-name="T5">ę</text:span><text:span text:style-name="T5">dzy Rzecz</text:span><text:span text:style-name="T5">ą</text:span><text:span text:style-name="T5">pospolit</text:span><text:span text:style-name="T5">ą</text:span><text:span text:style-name="T5"> a Su</text:span><text:span text:style-name="T5">ł</text:span><text:span text:style-name="T5">tana i Chana dziedzinami odnowi</text:span><text:span text:style-name="T5">ć</text:span><text:span text:style-name="T5"> si</text:span><text:span text:style-name="T5">ę</text:span><text:span text:style-name="T5"> mia</text:span><text:span text:style-name="T5">ł</text:span><text:span text:style-name="T5">. Organizacj</text:span><text:span text:style-name="T5">ę</text:span><text:span text:style-name="T5"> tego handlu, kantory, faktorie, banki i udzia</text:span><text:span text:style-name="T5">ł</text:span><text:span text:style-name="T5">y, dok</text:span><text:span text:style-name="T5">ł</text:span><text:span text:style-name="T5">adnie do</text:span><text:span text:style-name="T5">ść</text:span><text:span text:style-name="T5"> sam pan Hyde w dokumencie rozejmowym opisa</text:span><text:span text:style-name="T5">ł</text:span><text:span text:style-name="T5">. Ten dokument, pomniejsze regulacje te</text:span><text:span text:style-name="T5">ż</text:span><text:span text:style-name="T5"> zawieraj</text:span><text:span text:style-name="T5">ą</text:span><text:span text:style-name="T5">cy, poselstwo Sobieskiego do Konstantynopola zawieść miało. Przy tem umówiono z Turkami, że poselstwo też otworzy kantor w Stambule dla nowejpolskiej kompanii. Zgodzono się na otwarcie faktorii w Kilii i Białogrodzie i na przepływ statków z polskimi towarami przez Bosfor.</text:span></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text:soft-page-break/>„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text:span><text:span text:style-name="T14">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teraz p<text:span text:style-name="T5">ół</text:span> darmo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text:soft-page-break/>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 My jesteśmy kurlandzkie wojsko, Prinz Kettler jako lennik wierny wysłał nas wspomóc Rzeczpospolitą.</text:p>
      <text:p text:style-name="P4">-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Bidzi<text:span text:style-name="T5">ń</text:span><text:span text:style-name="T10">ski nakaza</text:span><text:span text:style-name="T5">ł</text:span><text:span text:style-name="T10"> zatem r</text:span>oz<text:span text:style-name="T5">ł</text:span><text:span text:style-name="T10">o</text:span><text:span text:style-name="T5">ży</text:span><text:span text:style-name="T5">ć</text:span><text:span text:style-name="T5"> porz</text:span><text:span text:style-name="T5">ą</text:span><text:span text:style-name="T5">dne </text:span><text:span text:style-name="T10">obl</text:span><text:span text:style-name="T5">ęż</text:span><text:span text:style-name="T10">enie</text:span>. Pawo<text:span text:style-name="T5">ł</text:span><text:span text:style-name="T10">ocz by</text:span><text:span text:style-name="T5">ł</text:span><text:span text:style-name="T10">a dogodnie położona, pośród rozlewisk przy ujściu Pawołoczki do Rastawicy, na przecięciu szlaków komunikacyjnych pomiędzy Bracławiem a Biała Cerkwią i Kijowem. Posiadała murowany i dobrze zaopatrzony zamek, oddzielony od reszty miasta fosą, chronion</text:span><text:span text:style-name="T5">ą</text:span><text:span text:style-name="T10"> drewnianymi palisadami. Jej komendant płk. kozacki Semen Artysz wzmoni</text:span><text:span text:style-name="T5">ł</text:span><text:span text:style-name="T10"> </text:span><text:span text:style-name="T5">fortecę</text:span><text:span text:style-name="T10"> jeszcze o </text:span>czworok<text:span text:style-name="T5">ą</text:span><text:span text:style-name="T10">tny okop z bastionami na rogach, dop</text:span><text:span text:style-name="T5">ł</text:span><text:span text:style-name="T10">ywu kozactwa do swojej za</text:span><text:span text:style-name="T5">ł</text:span><text:span text:style-name="T10">ogi spodziewaj</text:span><text:span text:style-name="T5">ą</text:span><text:span text:style-name="T10">c si</text:span><text:span text:style-name="T5">ę</text:span><text:span text:style-name="T10">. Ca</text:span><text:span text:style-name="T5">ł</text:span><text:span text:style-name="T10">kiem s</text:span><text:span text:style-name="T5">ł</text:span><text:span text:style-name="T10">usznie, po zawarciu pokoju liczba obrońców urosła do liczby ok. 4000 ludzi z ustanowionym pokojem niepogodzonych. Bidzi</text:span><text:span text:style-name="T5">ń</text:span><text:span text:style-name="T10">ski zatem, podr</text:span><text:span text:style-name="T5">ę</text:span><text:span text:style-name="T10">cznikowe obl</text:span><text:span text:style-name="T5">ęże</text:span><text:span text:style-name="T10">nie rozk</text:span><text:span text:style-name="T5">ł</text:span><text:span text:style-name="T10">adaj</text:span><text:span text:style-name="T5">ą</text:span><text:span text:style-name="T10">c,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zamierza</text:span><text:span text:style-name="T5">ł</text:span><text:span text:style-name="T10"> a nawet werbunek si</text:span><text:span text:style-name="T5">ł</text:span><text:span text:style-name="T10"> nowych spo</text:span><text:span text:style-name="T5">ś</text:span><text:span text:style-name="T10">r</text:span><text:span text:style-name="T5">ó</text:span><text:span text:style-name="T10">d z Rzeczpospolit</text:span><text:span text:style-name="T5">ą</text:span><text:span text:style-name="T10"> pogodzonych Kozak</text:span><text:span text:style-name="T5">ó</text:span><text:span text:style-name="T10">w rozpocz</text:span><text:span text:style-name="T5">ął</text:span><text:span text:style-name="T10">.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text:soft-page-break/></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3335in" fo:margin-bottom="0in"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139in" fo:margin-bottom="0in"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139in" fo:margin-bottom="0in"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in" fo:margin-right="0in" fo:margin-top="0.0398in" fo:margin-bottom="0.0429in" fo:hyphenation-ladder-count="no-limit" fo:text-indent="0.4925in"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0835in" fo:margin-bottom="0.0835in"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in" fo:margin-bottom="0in"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in" fo:margin-bottom="0in"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0.492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5.9071in"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in" fo:margin-bottom="0in"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Trzeciecki, Mikolaj</meta:initial-creator>
    <meta:creation-date>2014-08-22T08:05:00Z</meta:creation-date>
    <dc:date>2025-10-28T14:10:40.57</dc:date>
    <meta:editing-cycles>1134</meta:editing-cycles>
    <meta:editing-duration>P1DT20H43M9S</meta:editing-duration>
    <meta:document-statistic meta:table-count="0" meta:image-count="0" meta:object-count="0" meta:page-count="34" meta:paragraph-count="308" meta:word-count="17292" meta:character-count="116975"/>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